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Lotus" svg:font-family="'B Lotus'" style:font-pitch="variable"/>
    <style:font-face style:name="B Titr" svg:font-family="'B Tit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master-page-name="">
      <loext:graphic-properties draw:fill="none"/>
      <style:paragraph-properties fo:margin-left="-0.5in" fo:margin-right="-0.4366in" fo:text-align="end" style:justify-single-word="false" fo:text-indent="0in" style:auto-text-indent="false" style:page-number="auto" fo:background-color="transparent"/>
    </style:style>
    <style:style style:name="P2" style:family="paragraph" style:parent-style-name="Standard">
      <loext:graphic-properties draw:fill="none"/>
      <style:paragraph-properties fo:margin-left="-0.5in" fo:margin-right="-0.4366in" fo:text-align="end" style:justify-single-word="false" fo:text-indent="0in" style:auto-text-indent="false" fo:background-color="transparent"/>
    </style:style>
    <style:style style:name="P3"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fo:font-size="16pt" style:font-size-asian="16pt" style:font-name-complex="B Lotus" style:font-size-complex="16pt"/>
    </style:style>
    <style:style style:name="P4"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fo:font-size="16pt" fo:font-weight="bold" style:font-size-asian="16pt" style:font-weight-asian="bold" style:font-name-complex="B Lotus" style:font-size-complex="16pt" style:font-weight-complex="bold"/>
    </style:style>
    <style:style style:name="P5" style:family="paragraph" style:parent-style-name="Standard">
      <loext:graphic-properties draw:fill="none"/>
      <style:paragraph-properties fo:margin-left="-0.5in" fo:margin-right="-0.4366in" fo:text-align="center" style:justify-single-word="false" fo:text-indent="0in" style:auto-text-indent="false" fo:background-color="transparent"/>
      <style:text-properties fo:color="#ff860d" loext:opacity="100%" fo:font-size="24pt" officeooo:rsid="000c7bbc" officeooo:paragraph-rsid="000c7bbc" style:font-size-asian="24pt" style:font-name-complex="IranNastaliq" style:font-size-complex="24pt"/>
    </style:style>
    <style:style style:name="P6"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fo:font-size="18pt" style:font-size-asian="18pt" style:font-name-complex="B Titr" style:font-size-complex="18pt"/>
    </style:style>
    <style:style style:name="P7"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B Titr" fo:font-size="16pt" style:font-size-asian="16pt" style:font-name-complex="B Titr" style:font-size-complex="16pt"/>
    </style:style>
    <style:style style:name="P8"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B Lotus" fo:font-size="16pt" fo:font-weight="bold" style:font-size-asian="16pt" style:font-weight-asian="bold" style:font-name-complex="B Lotus" style:font-size-complex="16pt" style:font-weight-complex="bold"/>
    </style:style>
    <style:style style:name="P9"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B Lotus" fo:font-size="16pt" style:font-size-asian="16pt" style:font-name-complex="B Lotus" style:font-size-complex="16pt"/>
    </style:style>
    <style:style style:name="T1" style:family="text">
      <style:text-properties style:font-name-complex="B Titr"/>
    </style:style>
    <style:style style:name="T2" style:family="text">
      <style:text-properties fo:font-size="18pt" style:font-size-asian="18pt" style:font-name-complex="B Titr" style:font-size-complex="18pt"/>
    </style:style>
    <style:style style:name="T3" style:family="text">
      <style:text-properties style:text-underline-style="solid" style:text-underline-width="auto" style:text-underline-color="font-color"/>
    </style:style>
    <style:style style:name="T4" style:family="text">
      <style:text-properties fo:color="#5983b0" loext:opacity="100%" style:text-underline-style="solid" style:text-underline-width="auto" style:text-underline-color="font-color"/>
    </style:style>
    <style:style style:name="T5" style:family="text">
      <style:text-properties style:font-name="B Lotus" style:font-name-complex="B Lotus"/>
    </style:style>
    <style:style style:name="T6" style:family="text">
      <style:text-properties style:font-name="B Lotus" fo:font-size="16pt" style:font-size-asian="16pt" style:font-name-complex="B Lotus" style:font-size-complex="16pt"/>
    </style:style>
    <style:style style:name="T7" style:family="text">
      <style:text-properties fo:font-size="16pt" style:font-size-asian="16pt" style:font-name-complex="B Lotus" style:font-size-complex="16pt"/>
    </style:style>
    <style:style style:name="T8" style:family="text">
      <style:text-properties style:font-name-complex="B Lotus"/>
    </style:style>
    <style:style style:name="T9" style:family="text">
      <style:text-properties officeooo:rsid="000d42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به نـام خـدا</text:p>
      <text:p text:style-name="P2"><text:span text:style-name="T2">قبل از شروع مقاله :</text:span> </text:p>
      <text:p text:style-name="P3">آمار میزان تولید برای سال 2021 میباشد لذا در تمامی منابع ذکر شده دقیق ترین آمار به سال 2021 مربوط است .</text:p>
      <text:p text:style-name="P2"/>
      <text:p text:style-name="P6">انواع پلاستیک و ویژگی‌های آن‌ها:</text:p>
      <text:p text:style-name="P2"/>
      <text:p text:style-name="P3">پلاستیک‌ها مواد شیمیایی مصنوعی هستند که به دلیل ویژگی‌های منحصر به فردشان، در صنایع مختلف کاربردهای گسترده‌ای دارند. از ویژگی‌های بارز پلاستیک‌ها می‌توان به سبکی، زنگ‌زدگی‌ناپذیری، عایق حرارتی (بعضی از نوع ها) و الکتریکی بودن و قابلیت شفاف یا کدر بودن اشاره کرد. انواع مختلف پلاستیک‌ها بسته به ترکیب شیمیایی و فرآیند تولید آن‌ها، ویژگی‌های متفاوتی دارند. در این مقاله، به بررسی انواع مختلف پلاستیک و ویژگی‌های آن‌ها پرداخته و میزان تولید سالانه هر یک را بررسی خواهیم کرد.</text:p>
      <text:p text:style-name="P2"/>
      <text:p text:style-name="P7">1. پلی‌اتیلن (PE)</text:p>
      <text:p text:style-name="P2"/>
      <text:p text:style-name="P4">ویژگی‌ها:</text:p>
      <text:p text:style-name="P3">- مقاومت بالا در برابر مواد شیمیایی</text:p>
      <text:p text:style-name="P3">- انعطاف‌پذیری و سبک بودن</text:p>
      <text:p text:style-name="P3">- قابلیت بازیافت</text:p>
      <text:p text:style-name="P3"/>
      <text:p text:style-name="P4">میزان تولید:</text:p>
      <text:p text:style-name="P2"><text:span text:style-name="T7">پلی‌اتیلن پرمصرف‌ترین پلاستیک است و در سال 2021، تولید جهانی آن به حدود 100 میلیون تن رسید</text:span>.</text:p>
      <text:p text:style-name="P2"/>
      <text:p text:style-name="P7">2. پلی‌پروپیلن (PP)</text:p>
      <text:p text:style-name="P2"/>
      <text:p text:style-name="P4">ویژگی‌ها:</text:p>
      <text:p text:style-name="P3">- مقاومت خوب در برابر حرارت</text:p>
      <text:p text:style-name="P3">- مقاومت شیمیایی بالا</text:p>
      <text:p text:style-name="P3">- وزن سبک و قابل بازیافت</text:p>
      <text:p text:style-name="P3"/>
      <text:p text:style-name="P4">میزان تولید:</text:p>
      <text:p text:style-name="P3">در سال 2021، تولید پلی‌پروپیلن بالغ بر 75 میلیون تن بود.</text:p>
      <text:p text:style-name="P2"/>
      <text:p text:style-name="P7">3. پلی‌کلرید وینیل (PVC)</text:p>
      <text:p text:style-name="P2"/>
      <text:p text:style-name="P8">ویژگی‌ها:</text:p>
      <text:p text:style-name="P9">- مقاومت بالا در برابر آب و رطوبت</text:p>
      <text:p text:style-name="P9">- عایق خوب برای الکتریسیته</text:p>
      <text:p text:style-name="P9">- معمولاً در ساخت لوله‌ها و پوشش‌ها استفاده می‌شود</text:p>
      <text:p text:style-name="P9"/>
      <text:p text:style-name="P8">میزان تولید:</text:p>
      <text:p text:style-name="P9">تولید PVC در سال 2021 حدود 40 میلیون تن تخمین زده شد.</text:p>
      <text:p text:style-name="P2"><text:soft-page-break/></text:p>
      <text:p text:style-name="P2"/>
      <text:p text:style-name="P2"/>
      <text:p text:style-name="P2"/>
      <text:p text:style-name="P7">4. پلی‌استایرن (PS)</text:p>
      <text:p text:style-name="P2"/>
      <text:p text:style-name="P4">ویژگی‌ها:</text:p>
      <text:p text:style-name="P3">- سبک و کم حجم</text:p>
      <text:p text:style-name="P3">- قابلیت فرم‌دهی آسان</text:p>
      <text:p text:style-name="P3"/>
      <text:p text:style-name="P4">میزان تولید:</text:p>
      <text:p text:style-name="P3">تولید پلی‌استایرن به حدود 20 میلیون تن در سال 2021 رسید.</text:p>
      <text:p text:style-name="P3"/>
      <text:p text:style-name="P7">5. پت (PET)</text:p>
      <text:p text:style-name="P2"/>
      <text:p text:style-name="P8">ویژگی‌ها:</text:p>
      <text:p text:style-name="P9">- شفافیت بالا</text:p>
      <text:p text:style-name="P9">- قابلیت بازیافت بسیار خوب</text:p>
      <text:p text:style-name="P9">- معمولاً در تولید بطری‌ها و بسته‌بندی‌ها استفاده می‌شود</text:p>
      <text:p text:style-name="P9"/>
      <text:p text:style-name="P8">میزان تولید:</text:p>
      <text:p text:style-name="P9">تولیدPET در سال 2021 حدود 65 میلیون تن بوده است.</text:p>
      <text:p text:style-name="P9"/>
      <text:p text:style-name="P7">6. پلی آمید (Nylon)</text:p>
      <text:p text:style-name="P2"/>
      <text:p text:style-name="P4">ویژگی‌ها:</text:p>
      <text:p text:style-name="P3">- دوام و مقاومت بالا</text:p>
      <text:p text:style-name="P3">- رطوبت‌پذیری کم</text:p>
      <text:p text:style-name="P3">- معمولاً در منسوجات و قطعات صنعتی استفاده می‌شود</text:p>
      <text:p text:style-name="P2"/>
      <text:p text:style-name="P6">کلینیکال (عوامل مهم در تولید و مصرف پلاستیک‌ها)</text:p>
      <text:p text:style-name="P2"/>
      <text:p text:style-name="P4">تولید و مصرف پلاستیک‌ها تحت تأثیر عوامل مختلفی قرار دارد، از جمله:</text:p>
      <text:p text:style-name="P3">- تقاضا در صنایع مختلف</text:p>
      <text:p text:style-name="P3">- هزینه‌های تولید</text:p>
      <text:p text:style-name="P3">- توجه به مسائل محیط زیستی و بازیافت</text:p>
      <text:p text:style-name="P2"/>
      <text:p text:style-name="P6">نتیجه‌گیری</text:p>
      <text:p text:style-name="P2"/>
      <text:p text:style-name="P3">پلاستیک‌ها به عنوان مواد اولیه حیاتی در صنایع مدرن نقش بسزایی دارند. با افزایش توجه به محيط زیست و نیاز به بازیافت، تولید و مصرف پلاستیک‌ها در حال تغییر است. در آینده، ممکن است شاهد ظهور مواد جدیدی باشیم که به جای پلاستیک‌های سنتی استفاده می‌شوند.</text:p>
      <text:p text:style-name="P2"/>
      <text:p text:style-name="P6">منابع</text:p>
      <text:p text:style-name="P2"/>
      <text:p text:style-name="P3"><text:soft-page-break/><text:s/>سازمان پلاستیک جهانی:(میزان تولید سالانه) - ویکی پدیاَ: (انواع پلاستیک) </text:p>
      <text:p text:style-name="P3"><text:s/>عوامل دیگر مانند : سایت های نسبتا معتبر اینترنت - چت جی پی تی - دانسته های قبلی خود - یوتوب و ...</text:p>
      <text:p text:style-name="P3"/>
      <text:p text:style-name="P2"><text:span text:style-name="T7">این مقاله نسبتا کوتاه در نشانی</text:span> <text:s/><text:span text:style-name="T4">https://github.com/Amirhosin282/plastics</text:span> <text:span text:style-name="T6">به صورت فایل وورد و md. آپلود شده است.</text:span></text:p>
      <text:p text:style-name="P2"/>
      <text:p text:style-name="P2">by amirhosein asdpo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Lotus" svg:font-family="'B Lotus'" style:font-pitch="variable"/>
    <style:font-face style:name="B Titr" svg:font-family="'B Tit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header-footer-properties fo:min-height="0in"/>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line-style="solid" style:adjustment="righ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23:51:35.856196718</meta:creation-date>
    <dc:date>2024-10-21T00:37:59.117729804</dc:date>
    <meta:editing-duration>PT2M44S</meta:editing-duration>
    <meta:editing-cycles>1</meta:editing-cycles>
    <meta:document-statistic meta:table-count="0" meta:image-count="0" meta:object-count="0" meta:page-count="3" meta:paragraph-count="56" meta:word-count="444" meta:character-count="2340" meta:non-whitespace-character-count="1947"/>
    <meta:generator>LibreOffice/24.2.5.2$Linux_X86_64 LibreOffice_project/420$Build-2</meta:generator>
  </office:meta>
</office:document-meta>
</file>